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f3658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08560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08560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17422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273f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21742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2273f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bold" officeooo:rsid="0050990f" officeooo:paragraph-rsid="002273f2" fo:background-color="#afd095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normal" officeooo:rsid="001a8837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f3658" officeooo:paragraph-rsid="001f3658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1742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273f2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1742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273f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1742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1f365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9a17c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13da3" officeooo:paragraph-rsid="0021742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5c05e3" officeooo:paragraph-rsid="002273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144904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08560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217422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2273f2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0856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f365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0856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1742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273f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20856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1f365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0856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0856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1742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21742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214f9f" officeooo:paragraph-rsid="00208560" style:font-size-asian="10.5pt" style:font-weight-asian="bold" style:font-size-complex="12pt" style:font-weight-complex="bold"/>
    </style:style>
    <style:style style:name="P45" style:family="paragraph" style:parent-style-name="Standard">
      <style:text-properties style:font-name="Avenir Next" fo:font-weight="bold" officeooo:rsid="00113da3" officeooo:paragraph-rsid="001f3658" style:font-weight-asian="bold" style:font-weight-complex="bold"/>
    </style:style>
    <style:style style:name="P46" style:family="paragraph" style:parent-style-name="Standard">
      <style:text-properties style:font-name="Avenir Next" officeooo:rsid="00113da3" officeooo:paragraph-rsid="001f3658"/>
    </style:style>
    <style:style style:name="P47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f3658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f365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paragraph-rsid="001f3658"/>
    </style:style>
    <style:style style:name="P50" style:family="paragraph" style:parent-style-name="Standard">
      <style:paragraph-properties fo:text-align="start" style:justify-single-word="false"/>
      <style:text-properties officeooo:paragraph-rsid="00208560"/>
    </style:style>
    <style:style style:name="P51" style:family="paragraph" style:parent-style-name="Standard" style:list-style-name="L3">
      <style:paragraph-properties fo:text-align="start" style:justify-single-word="false"/>
      <style:text-properties officeooo:paragraph-rsid="00208560"/>
    </style:style>
    <style:style style:name="P52" style:family="paragraph" style:parent-style-name="Standard">
      <style:paragraph-properties fo:text-align="start" style:justify-single-word="false"/>
      <style:text-properties officeooo:paragraph-rsid="00217422"/>
    </style:style>
    <style:style style:name="P53" style:family="paragraph" style:parent-style-name="Standard">
      <style:paragraph-properties fo:text-align="start" style:justify-single-word="false"/>
      <style:text-properties officeooo:paragraph-rsid="002273f2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1f3658" fo:background-color="#dde8cb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Avenir Next" fo:font-size="12pt" fo:font-style="normal" style:text-underline-style="none" fo:font-weight="bold" officeooo:rsid="00613127" officeooo:paragraph-rsid="001f3658" fo:background-color="#fff5ce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paragraph-rsid="00217422" style:font-weight-asian="bold" style:font-weight-complex="bold"/>
    </style:style>
    <style:style style:name="T1" style:family="text">
      <style:text-properties officeooo:rsid="001f3658"/>
    </style:style>
    <style:style style:name="T2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1f3658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2ebc2d" fo:background-color="#afd095" loext:char-shading-value="0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normal" officeooo:rsid="00214f9f" fo:background-color="#afd095" loext:char-shading-value="0" style:font-size-asian="10.5pt" style:font-weight-asian="normal" style:font-size-complex="12pt" style:font-weight-complex="normal"/>
    </style:style>
    <style:style style:name="T12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214f9f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3d15fd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36427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venir Next" fo:font-size="12pt" fo:font-style="normal" style:text-underline-style="none" fo:font-weight="normal" officeooo:rsid="00217422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venir Next" fo:font-size="12pt" fo:font-style="normal" style:text-underline-style="none" fo:font-weight="normal" officeooo:rsid="0054c5f4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venir Next" fo:font-size="12pt" fo:font-style="normal" style:text-underline-style="none" fo:font-weight="normal" officeooo:rsid="0054b8af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 Next" fo:font-size="12pt" fo:font-style="normal" style:text-underline-style="none" fo:font-weight="normal" officeooo:rsid="00214f9f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26c843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3ef57b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433e15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2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venir Next" fo:font-size="12pt" fo:font-style="normal" style:text-underline-style="none" officeooo:rsid="0026c843" style:font-size-asian="10.5pt" style:font-style-asian="normal" style:font-size-complex="12pt" style:font-style-complex="normal"/>
    </style:style>
    <style:style style:name="T34" style:family="text">
      <style:text-properties style:font-name="Avenir Next" fo:font-size="12pt" fo:font-style="normal" style:text-underline-style="none" officeooo:rsid="006a58a6" style:font-size-asian="10.5pt" style:font-style-asian="normal" style:font-size-complex="12pt" style:font-style-complex="normal"/>
    </style:style>
    <style:style style:name="T35" style:family="text">
      <style:text-properties style:font-name="Avenir Next" fo:font-size="12pt" fo:font-style="normal" style:text-underline-style="none" officeooo:rsid="006ad644" style:font-size-asian="10.5pt" style:font-style-asian="normal" style:font-size-complex="12pt" style:font-style-complex="normal"/>
    </style:style>
    <style:style style:name="T36" style:family="text">
      <style:text-properties style:font-name="Avenir Next" fo:font-size="12pt" fo:font-style="normal" style:text-underline-style="solid" style:text-underline-width="auto" style:text-underline-color="font-color" fo:font-weight="bold" officeooo:rsid="002b4b42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38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39" style:family="text">
      <style:text-properties style:font-name="Avenir Next" fo:font-size="12pt" style:text-underline-style="solid" style:text-underline-width="auto" style:text-underline-color="font-color" fo:font-weight="bold" officeooo:rsid="002273f2" style:font-size-asian="10.5pt" style:font-weight-asian="bold" style:font-size-complex="12pt" style:font-weight-complex="bold"/>
    </style:style>
    <style:style style:name="T40" style:family="text">
      <style:text-properties style:text-underline-style="none" officeooo:rsid="00144904"/>
    </style:style>
    <style:style style:name="T41" style:family="text">
      <style:text-properties style:text-underline-style="none" officeooo:rsid="002d0738" fo:background-color="#afd095" loext:char-shading-value="0"/>
    </style:style>
    <style:style style:name="T42" style:family="text">
      <style:text-properties style:text-underline-style="none" officeooo:rsid="00144904" fo:background-color="#afd095" loext:char-shading-value="0"/>
    </style:style>
    <style:style style:name="T43" style:family="text">
      <style:text-properties style:text-underline-style="none" officeooo:rsid="00348670" fo:background-color="#afd095" loext:char-shading-value="0"/>
    </style:style>
    <style:style style:name="T44" style:family="text">
      <style:text-properties style:text-underline-style="none" officeooo:rsid="001e0c0c" fo:background-color="#afd095" loext:char-shading-value="0"/>
    </style:style>
    <style:style style:name="T45" style:family="text">
      <style:text-properties style:text-underline-style="none" officeooo:rsid="001e0c0c"/>
    </style:style>
    <style:style style:name="T46" style:family="text">
      <style:text-properties officeooo:rsid="00144904"/>
    </style:style>
    <style:style style:name="T47" style:family="text">
      <style:text-properties fo:background-color="#afd095" loext:char-shading-value="0"/>
    </style:style>
    <style:style style:name="T48" style:family="text">
      <style:text-properties officeooo:rsid="0037c383" fo:background-color="#afd095" loext:char-shading-value="0"/>
    </style:style>
    <style:style style:name="T49" style:family="text">
      <style:text-properties officeooo:rsid="0050990f" fo:background-color="#afd095" loext:char-shading-value="0"/>
    </style:style>
    <style:style style:name="T50" style:family="text">
      <style:text-properties officeooo:rsid="001e0c0c"/>
    </style:style>
    <style:style style:name="T51" style:family="text">
      <style:text-properties officeooo:rsid="00227b5b"/>
    </style:style>
    <style:style style:name="T52" style:family="text">
      <style:text-properties officeooo:rsid="00339f1b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26c843" style:font-style-asian="normal" style:font-style-complex="normal"/>
    </style:style>
    <style:style style:name="T55" style:family="text">
      <style:text-properties fo:font-style="normal" officeooo:rsid="006a58a6" style:font-style-asian="normal" style:font-style-complex="normal"/>
    </style:style>
    <style:style style:name="T56" style:family="text">
      <style:text-properties fo:font-style="normal" officeooo:rsid="006ad644" style:font-style-asian="normal" style:font-style-complex="normal"/>
    </style:style>
    <style:style style:name="T57" style:family="text">
      <style:text-properties fo:font-style="normal" officeooo:rsid="0029a17c" style:font-style-asian="normal" style:font-style-complex="normal"/>
    </style:style>
    <style:style style:name="T58" style:family="text">
      <style:text-properties fo:font-style="normal" officeooo:rsid="003a5017" style:font-style-asian="normal" style:font-style-complex="normal"/>
    </style:style>
    <style:style style:name="T59" style:family="text">
      <style:text-properties fo:font-style="normal" officeooo:rsid="005bc578" style:font-style-asian="normal" style:font-style-complex="normal"/>
    </style:style>
    <style:style style:name="T60" style:family="text">
      <style:text-properties fo:font-style="normal" officeooo:rsid="00692d20" style:font-style-asian="normal" style:font-style-complex="normal"/>
    </style:style>
    <style:style style:name="T61" style:family="text">
      <style:text-properties fo:font-style="normal" officeooo:rsid="005c05e3" style:font-style-asian="normal" style:font-style-complex="normal"/>
    </style:style>
    <style:style style:name="T62" style:family="text">
      <style:text-properties fo:font-style="normal" fo:font-weight="bold" officeooo:rsid="0026c843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49eb4e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5711c0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5bc578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6a58a6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6ad644" style:font-style-asian="normal" style:font-weight-asian="bold" style:font-style-complex="normal" style:font-weight-complex="bold"/>
    </style:style>
    <style:style style:name="T68" style:family="text">
      <style:text-properties officeooo:rsid="0030aa48"/>
    </style:style>
    <style:style style:name="T69" style:family="text">
      <style:text-properties officeooo:rsid="0018bf96"/>
    </style:style>
    <style:style style:name="T70" style:family="text">
      <style:text-properties officeooo:rsid="0037c383"/>
    </style:style>
    <style:style style:name="T71" style:family="text">
      <style:text-properties officeooo:rsid="0026c843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26c843" style:font-weight-asian="bold" style:font-weight-complex="bold"/>
    </style:style>
    <style:style style:name="T74" style:family="text">
      <style:text-properties officeooo:rsid="00389904"/>
    </style:style>
    <style:style style:name="T75" style:family="text">
      <style:text-properties officeooo:rsid="003a5017"/>
    </style:style>
    <style:style style:name="T76" style:family="text">
      <style:text-properties officeooo:rsid="0029a17c"/>
    </style:style>
    <style:style style:name="T77" style:family="text">
      <style:text-properties officeooo:rsid="0024baa4"/>
    </style:style>
    <style:style style:name="T78" style:family="text">
      <style:text-properties officeooo:rsid="0064b1fd"/>
    </style:style>
    <style:style style:name="T79" style:family="text">
      <style:text-properties officeooo:rsid="0064cc24"/>
    </style:style>
    <style:style style:name="T80" style:family="text">
      <style:text-properties officeooo:rsid="0050990f"/>
    </style:style>
    <style:style style:name="T81" style:family="text">
      <style:text-properties style:text-position="super 58%" fo:font-style="normal" officeooo:rsid="005c05e3" style:font-style-asian="normal" style:font-style-complex="normal"/>
    </style:style>
    <style:style style:name="T82" style:family="text">
      <style:text-properties officeooo:rsid="00227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Airi Chow (#40003396)</text:p>
      <text:p text:style-name="P45">COMP 479</text:p>
      <text:p text:style-name="P45">Fall ‘20</text:p>
      <text:p text:style-name="P46"/>
      <text:p text:style-name="P47">Project #<text:span text:style-name="T1">2</text:span></text:p>
      <text:p text:style-name="P48"/>
      <text:p text:style-name="P1">Using Python3</text:p>
      <text:p text:style-name="P55">Yellow Highlight: Issue with running.</text:p>
      <text:p text:style-name="P54">Green Highlight: Given names for outputs/inputs.</text:p>
      <text:p text:style-name="P1"/>
      <text:p text:style-name="P10">Preprocessing:</text:p>
      <text:p text:style-name="P10"/>
      <text:p text:style-name="P33">Step #1 – Reading the Reuter’s collection</text:p>
      <text:p text:style-name="P11">(block-1-reader.py)</text:p>
      <text:p text:style-name="P11"/>
      <text:list xml:id="list3277326685" text:style-name="L1">
        <text:list-item>
          <text:p text:style-name="P28"><text:span text:style-name="T40">python3 ./block-1-reader.py --path reuters21578</text:span></text:p>
        </text:list-item>
        <text:list-item>
          <text:p text:style-name="P12"><text:span text:style-name="T40">python3 ./block-1-reader.py --path reuters21578 -o </text:span><text:span text:style-name="T41">collection</text:span><text:span text:style-name="T42">.json</text:span></text:p>
          <text:p text:style-name="P12"><text:span text:style-name="T42"/></text:p>
        </text:list-item>
      </text:list>
      <text:p text:style-name="P38">============================================================</text:p>
      <text:p text:style-name="P38">Input: <text:span text:style-name="T46">reuters21578 </text:span>(Corpus’ path)</text:p>
      <text:p text:style-name="P49"><text:span text:style-name="T2">Output: </text:span><text:span text:style-name="T3">Creates a JSON file of the entire collection of </text:span><text:span text:style-name="T2">SGM </text:span><text:span text:style-name="T4">000 </text:span><text:span text:style-name="T3">to</text:span><text:span text:style-name="T4"> 021</text:span><text:span text:style-name="T2"> data as a string.</text:span></text:p>
      <text:p text:style-name="P23"><text:span text:style-name="T46">============================================================</text:span></text:p>
      <text:p text:style-name="P40"/>
      <text:p text:style-name="P40">- <text:span text:style-name="T69">Changing directory to /reuters21578 to scan for .sgm files.</text:span></text:p>
      <text:p text:style-name="P40">- open(file_name,'r', errors='ignore'): <text:span text:style-name="T69">Opening files but set errors parameter to ignore due to unicode issue in sgm17.</text:span></text:p>
      <text:p text:style-name="P37">Error: </text:p>
      <text:p text:style-name="P9"><text:span text:style-name="T46">UnicodeDecodeError: 'utf-8' codec can't decode byte 0xfc in position 1519554: invalid start byte</text:span></text:p>
      <text:p text:style-name="P9"/>
      <text:p text:style-name="P33">Step #2 – Extracting the raw text of each article from the corpus </text:p>
      <text:p text:style-name="P15"><text:span text:style-name="T46">(block-2-document-segmenter.py)</text:span></text:p>
      <text:p text:style-name="P15"/>
      <text:list xml:id="list3571697506" text:style-name="L2">
        <text:list-item>
          <text:p text:style-name="P32"><text:span text:style-name="T45">python3 ./block-1-reader.py --path reuters21578 | python3 ./block-2-document-segmenter.py -o </text:span><text:span text:style-name="T47">documents.json </text:span></text:p>
        </text:list-item>
        <text:list-item>
          <text:p text:style-name="P16"><text:span text:style-name="T45">python3 ./block-2-document-segmenter.py -i </text:span><text:span text:style-name="T41">collection</text:span><text:span text:style-name="T42">.json</text:span><text:span text:style-name="T45"> -o </text:span><text:span text:style-name="T43">documents</text:span><text:span text:style-name="T44">.json</text:span></text:p>
        </text:list-item>
      </text:list>
      <text:p text:style-name="P38"/>
      <text:p text:style-name="P38">============================================================</text:p>
      <text:p text:style-name="P49"><text:span text:style-name="T5">- Input: </text:span><text:span text:style-name="T10">collection</text:span><text:span text:style-name="T11">.json</text:span><text:span text:style-name="T5"> contains all the documents </text:span><text:span text:style-name="T6">or pipelined stdin data from</text:span></text:p>
      <text:p text:style-name="P49"><text:span text:style-name="T5">- Output: Creates </text:span><text:span text:style-name="T6">a</text:span><text:span text:style-name="T5"> </text:span><text:span text:style-name="T6">JSON file</text:span><text:span text:style-name="T5"> with </text:span><text:span text:style-name="T7">the</text:span><text:span text:style-name="T6"> documents </text:span><text:span text:style-name="T7">from the entire collection</text:span><text:span text:style-name="T5">.</text:span></text:p>
      <text:p text:style-name="P23"><text:span text:style-name="T50">============================================================</text:span></text:p>
      <text:p text:style-name="P23"><text:span text:style-name="T45"/></text:p>
      <text:p text:style-name="P44">- **BeautifulSoup must be installed to parse the documents.</text:p>
      <text:p text:style-name="P44"><text:soft-page-break/><text:span text:style-name="T54">- **</text:span><text:span text:style-name="T55">JSON is needed to parse </text:span><text:span text:style-name="T56">the pipelined data</text:span></text:p>
      <text:p text:style-name="P39">- replace("reuters", "REUTERS") is used to satisfied the assert &lt;REUTERS&gt; since html parser lower-cases the tags.</text:p>
      <text:p text:style-name="P39">- sys.stdin.isatty(): <text:span text:style-name="T52">C</text:span><text:span text:style-name="T68">heck if stdin filestream is being used.</text:span></text:p>
      <text:p text:style-name="P39">- sys.stdin.read(): <text:span text:style-name="T52">R</text:span><text:span text:style-name="T68">ead the pipelined data</text:span></text:p>
      <text:p text:style-name="P50"><text:span text:style-name="T5">- str(</text:span><text:span text:style-name="T8">document</text:span><text:span text:style-name="T5">): </text:span><text:span text:style-name="T9">C</text:span><text:span text:style-name="T5">hange the “tag” object to “string”</text:span></text:p>
      <text:p text:style-name="P24"><text:span text:style-name="T51">- enumerate(documents): </text:span><text:span text:style-name="T52">Used to iterate but keep an index variable</text:span></text:p>
      <text:p text:style-name="P24"/>
      <text:p text:style-name="P50"><text:span text:style-name="T37">Step #3 – </text:span><text:span text:style-name="T38">Extraction</text:span></text:p>
      <text:p text:style-name="P34">(block-3-extractor.py)</text:p>
      <text:p text:style-name="P34"/>
      <text:p text:style-name="P50"><text:span text:style-name="T36">Tested Commands</text:span></text:p>
      <text:list xml:id="list546346741" text:style-name="L3">
        <text:list-item>
          <text:p text:style-name="P51"><text:span text:style-name="T12">python3 ./block-3-extractor.py -i </text:span><text:span text:style-name="T15">document</text:span><text:span text:style-name="T16">s</text:span><text:span text:style-name="T15">.json</text:span><text:span text:style-name="T12"> -o </text:span><text:span text:style-name="T17">articles</text:span><text:span text:style-name="T15">.json</text:span><text:span text:style-name="T12"> </text:span></text:p>
        </text:list-item>
        <text:list-item>
          <text:p text:style-name="P29">python3 ./block-1-reader.py --path reuters21578 | python3 ./block-2-document-segmenter.py | python3 ./block-3-extractor.py -<text:span text:style-name="T70">o </text:span><text:span text:style-name="T48">articles.json</text:span></text:p>
        </text:list-item>
      </text:list>
      <text:p text:style-name="P2"/>
      <text:p text:style-name="P3">============================================================</text:p>
      <text:p text:style-name="P50"><text:span text:style-name="T18">- Input:</text:span><text:span text:style-name="T32"> </text:span><text:span text:style-name="T29">document</text:span><text:span text:style-name="T30">s</text:span><text:span text:style-name="T28">.json</text:span><text:span text:style-name="T18"> </text:span><text:span text:style-name="T19">contains </text:span><text:span text:style-name="T22">all the</text:span><text:span text:style-name="T20"> documents </text:span><text:span text:style-name="T22">of the collection. (This is the list of tokens”</text:span></text:p>
      <text:p text:style-name="P50"><text:span text:style-name="T19">- Output: </text:span><text:span text:style-name="T22">list of </text:span><text:span text:style-name="T21">dictionaries</text:span><text:span text:style-name="T22">(List F)</text:span><text:span text:style-name="T19"> with “ID and Text” </text:span><text:span text:style-name="T22">(Term-document pairs)</text:span><text:span text:style-name="T19"> </text:span></text:p>
      <text:p text:style-name="P18">============================================================</text:p>
      <text:p text:style-name="P21"/>
      <text:p text:style-name="P21"><text:span text:style-name="T71">- </text:span><text:span text:style-name="T73">**BeautifulSoup must be installed to parse the documents.</text:span></text:p>
      <text:p text:style-name="P17">- document_id: <text:span text:style-name="T74">Consists of ID with whitespace and escape characters</text:span></text:p>
      <text:p text:style-name="P21">- document_id_arr: <text:span text:style-name="T75">Consists of an array with one element (the ID #). </text:span><text:span text:style-name="T76">Python’s regex library is used to parse the document_id without the escaped characters and whitespace.</text:span></text:p>
      <text:p text:style-name="P21">- document.body.contents[0]: <text:span text:style-name="T75">Used to get the b</text:span>ody tag's text</text:p>
      <text:p text:style-name="P39"><text:span text:style-name="T53">- </text:span><text:span text:style-name="T57">str(text): </text:span><text:span text:style-name="T58">C</text:span><text:span text:style-name="T57">ast the iterable string to a normal string.</text:span></text:p>
      <text:p text:style-name="P25">- re.sub(r"[\\]+","",text): Remove escaped backslash lines</text:p>
      <text:p text:style-name="P25"/>
      <text:p text:style-name="P35">Step #4 – <text:span text:style-name="T77">Tokenisation</text:span></text:p>
      <text:p text:style-name="P35">(block-4-tokeniser.py)</text:p>
      <text:p text:style-name="P41"/>
      <text:p text:style-name="P13">Tested Commands</text:p>
      <text:list xml:id="list2776205811" text:style-name="L4">
        <text:list-item>
          <text:p text:style-name="P30">python3 block-4-tokenizer.py -i <text:span text:style-name="T47">articles.json</text:span> -o <text:span text:style-name="T47">tokens.json </text:span></text:p>
        </text:list-item>
        <text:list-item>
          <text:p text:style-name="P6">python3 ./block-1-reader.py --path reuters21578 | python3 ./block-2-document-segmenter.py | python3 ./block-3-extractor.py | python3 ./block-4-tokenizer.py -o <text:span text:style-name="T47">tokens.json</text:span></text:p>
        </text:list-item>
      </text:list>
      <text:p text:style-name="P22"/>
      <text:p text:style-name="P4">============================================================</text:p>
      <text:p text:style-name="P52"><text:span text:style-name="T18">- Input: </text:span><text:span text:style-name="T31">articles</text:span><text:span text:style-name="T28">.json</text:span><text:span text:style-name="T18"> </text:span><text:span text:style-name="T19">contains </text:span><text:span text:style-name="T22">lists of <text:s/></text:span><text:span text:style-name="T21">dictionaries with ID and Text</text:span><text:span text:style-name="T23"> </text:span><text:span text:style-name="T22">(Term-Document ID pairs)</text:span></text:p>
      <text:p text:style-name="P52"><text:span text:style-name="T19">- Output: </text:span><text:span text:style-name="T24">Lists of Tokens</text:span><text:span text:style-name="T25"> </text:span><text:span text:style-name="T24"><text:s/>[ID, Token]</text:span></text:p>
      <text:p text:style-name="P19"><text:soft-page-break/>============================================================</text:p>
      <text:p text:style-name="P22"/>
      <text:p text:style-name="P52"><text:span text:style-name="T13">- **</text:span><text:span text:style-name="T14">NLTK</text:span><text:span text:style-name="T13"> must be installed to </text:span><text:span text:style-name="T14">tokenise</text:span><text:span text:style-name="T13"> the </text:span><text:span text:style-name="T14">texts</text:span><text:span text:style-name="T13">.</text:span></text:p>
      <text:p text:style-name="P56"><text:span text:style-name="T33">- **</text:span><text:span text:style-name="T34">JSON is needed to parse </text:span><text:span text:style-name="T35">the pipelined data</text:span></text:p>
      <text:p text:style-name="P43">- word_tokenize(full_text): Use NLTK to tokenise the text.</text:p>
      <text:p text:style-name="P43">- <text:span text:style-name="T78">Since the pipelined document needs to be properly formatted into JSON, some replacements are needed.</text:span></text:p>
      <text:p text:style-name="P43"><text:tab/>- data.replace("}","},")</text:p>
      <text:p text:style-name="P43"><text:tab/>- data= re.sub(r"{","[{",data, count=1) <text:span text:style-name="T79">#For start of index</text:span></text:p>
      <text:p text:style-name="P43"><text:tab/>- data= re.sub(r"},$","}]",data, count=1) </text:p>
      <text:p text:style-name="P26"/>
      <text:p text:style-name="P53"><text:span text:style-name="T37">Step #5 – </text:span><text:span text:style-name="T39">Creating Index</text:span></text:p>
      <text:p text:style-name="P36">(block-5-stemmer.py)</text:p>
      <text:p text:style-name="P42"/>
      <text:p text:style-name="P14">Tested Commands</text:p>
      <text:list xml:id="list4204674573" text:style-name="L5">
        <text:list-item>
          <text:p text:style-name="P31">python3 ./block-5-stemmer.py -i <text:span text:style-name="T47">tokens.json</text:span> -o <text:span text:style-name="T47">stems.json </text:span></text:p>
        </text:list-item>
        <text:list-item>
          <text:p text:style-name="P7">python3 ./block-1-reader.py --path reuters21578 | python3 ./block-2-document-segmenter.py | python3 ./block-3-extractor.py | python3 ./block-4-tokenizer.py | python3 ./block-5-stemmer.py</text:p>
        </text:list-item>
        <text:list-item>
          <text:p text:style-name="P7">python3 ./block-1-reader.py --path reuters21578 | python3 ./block-2-document-segmenter.py | python3 ./block-3-extractor.py | python3 ./block-4-tokenizer.py | python3 ./block-5-stemmer.py -<text:span text:style-name="T80">o </text:span><text:span text:style-name="T49">stems.json</text:span></text:p>
        </text:list-item>
      </text:list>
      <text:p text:style-name="P8"/>
      <text:p text:style-name="P5">============================================================</text:p>
      <text:p text:style-name="P53"><text:span text:style-name="T18">- Input: </text:span><text:span text:style-name="T26">tokens</text:span><text:span text:style-name="T18">.json </text:span><text:span text:style-name="T19">contains </text:span><text:span text:style-name="T27">lists</text:span><text:span text:style-name="T21"> with ID and Text</text:span><text:span text:style-name="T23"> </text:span></text:p>
      <text:p text:style-name="P53"><text:span text:style-name="T19">- Output: </text:span><text:span text:style-name="T24">Lists of </text:span><text:span text:style-name="T27">Stemmed </text:span><text:span text:style-name="T24">Tokens</text:span><text:span text:style-name="T25"> </text:span><text:span text:style-name="T24"><text:s/>[ID, Token]</text:span></text:p>
      <text:p text:style-name="P20">============================================================</text:p>
      <text:p text:style-name="P42"/>
      <text:p text:style-name="P42"><text:span text:style-name="T72">-</text:span><text:span text:style-name="T54"> </text:span><text:span text:style-name="T62">**</text:span><text:span text:style-name="T63">NLTK</text:span><text:span text:style-name="T62"> must be installed </text:span><text:span text:style-name="T64">to get </text:span><text:span text:style-name="T65">the PorterStemmer</text:span></text:p>
      <text:p text:style-name="P42"><text:span text:style-name="T62">- **</text:span><text:span text:style-name="T66">JSON is needed to parse </text:span><text:span text:style-name="T67">the pipelined data</text:span></text:p>
      <text:p text:style-name="P42"><text:span text:style-name="T59">- sys.stdin.readlines(): </text:span><text:span text:style-name="T60">Read line by line to parse the token in JSON array</text:span></text:p>
      <text:p text:style-name="P42"><text:span text:style-name="T59">- stemmer.stem</text:span><text:span text:style-name="T61">(1): Stems the token which is 2</text:span><text:span text:style-name="T81">nd</text:span><text:span text:style-name="T61"> element of each pair of list.</text:span></text:p>
      <text:p text:style-name="P27">- (int(token[0]), token_stem): Casts the ID which is of type string into an i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0-15T13:02:09.822453131</dc:date>
    <meta:editing-duration>PT15M8S</meta:editing-duration>
    <meta:editing-cycles>3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82" meta:word-count="602" meta:character-count="4877" meta:non-whitespace-character-count="4355"/>
  </office:meta>
</office:document-meta>
</file>